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01e814" officeooo:paragraph-rsid="0001e814"/>
    </style:style>
    <style:style style:name="P2" style:family="paragraph" style:parent-style-name="Standard">
      <style:text-properties style:font-name="Lucida Console" fo:font-weight="bold" officeooo:rsid="0001e814" officeooo:paragraph-rsid="0001e8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weight="bold" officeooo:rsid="0001e814" officeooo:paragraph-rsid="0001e814" style:font-weight-asian="bold" style:font-weight-complex="bold"/>
    </style:style>
    <style:style style:name="P4" style:family="paragraph" style:parent-style-name="Standard">
      <style:text-properties fo:color="#ce181e" style:font-name="Lucida Console" fo:font-style="italic" officeooo:rsid="0001e814" officeooo:paragraph-rsid="0001e814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ce181e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5.1- mod_php</text:p>
      <text:p text:style-name="P1"/>
      <text:p text:style-name="P2">PARA INSTALARLO</text:p>
      <text:p text:style-name="P1"/>
      <text:p text:style-name="P4">sudo apt install php libapache2-mod-php php-mysql</text:p>
      <text:p text:style-name="P1"/>
      <text:p text:style-name="P1">//Seguidamente indicamos que sean los documentos php los que se visualicen primero</text:p>
      <text:p text:style-name="P1"/>
      <text:p text:style-name="P1"><text:span text:style-name="T2">sudo nano /etc/apache2/mods-enabled/dir.conf</text:span> //Entramos en el directorio de configuración</text:p>
      <text:p text:style-name="P1"/>
      <text:p text:style-name="P1">//En DirectoryIndex, movemos index.php al primer lugar</text:p>
      <text:p text:style-name="P1"/>
      <text:p text:style-name="P4">&lt;IfModule mod_dir.c&gt;</text:p>
      <text:p text:style-name="P4"><text:tab/>DirectoryIndex index.php index.html index.cgi index.pl index.xhtml index.htm</text:p>
      <text:p text:style-name="P4">&lt;/IfModule&gt;</text:p>
      <text:p text:style-name="P1"/>
      <text:p text:style-name="P1">//Reiniciamos el servidor apache</text:p>
      <text:p text:style-name="P1"/>
      <text:p text:style-name="P4">sudo service apache2 restart</text:p>
      <text:p text:style-name="P1"/>
      <text:p text:style-name="P1"/>
      <text:p text:style-name="P2">COMPROBAR SI FUNCIONA</text:p>
      <text:p text:style-name="P1"/>
      <text:p text:style-name="P1">Creamos el archivo info.php en la carpeta /var/www/html, indicando dentro lo siguiente.</text:p>
      <text:p text:style-name="P4">&lt;?php</text:p>
      <text:p text:style-name="P4">phpinfo();</text:p>
      <text:p text:style-name="P4">?&gt;</text:p>
      <text:p text:style-name="P1"/>
      <text:p text:style-name="P1">Accedemos a través del navegador y comprobamos si nos muestra la información pertin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21T08:42:30.344000000</dc:date>
    <meta:editing-duration>PT5M54S</meta:editing-duration>
    <meta:editing-cycles>1</meta:editing-cycles>
    <meta:document-statistic meta:table-count="0" meta:image-count="0" meta:object-count="0" meta:page-count="1" meta:paragraph-count="17" meta:word-count="87" meta:character-count="682" meta:non-whitespace-character-count="611"/>
  </office:meta>
</office:document-meta>
</file>